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text-indent="0in" style:auto-text-indent="false" fo:padding="0.0193in" fo:border="0.06pt solid #e5e7eb"/>
      <style:text-properties fo:font-size="36pt" fo:font-weight="bold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line-height="162%" fo:text-indent="0in" style:auto-text-indent="false" fo:padding="0.0193in" fo:border="0.06pt solid #e5e7eb"/>
      <style:text-properties fo:font-size="15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2%" fo:orphans="2" fo:widows="2" fo:text-indent="0in" style:auto-text-indent="false"/>
      <style:text-properties fo:font-variant="normal" fo:text-transform="none" style:font-name="Geist" fo:font-size="10.5pt" fo:letter-spacing="normal" fo:font-style="normal" fo:font-weight="normal" loext:padding="0.0193in" loext:border="0.06pt solid #e5e7eb"/>
    </style:style>
    <style:style style:name="P4" style:family="paragraph" style:parent-style-name="Heading_20_2">
      <style:text-properties fo:font-size="18pt" fo:font-weight="bold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text-indent="0in" style:auto-text-indent="false" fo:padding="0.0193in" fo:border="0.06pt solid #e5e7eb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33%" fo:text-indent="0in" style:auto-text-indent="false" fo:padding="0.0193in" fo:border="0.06pt solid #e5e7eb"/>
      <style:text-properties fo:font-size="18pt" fo:font-weight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 Workforce Training and Literacy Policy</text:h>
      <text:p text:style-name="P2">Sets curriculum and cadence for AI awareness programs.</text:p>
      <text:p text:style-name="P3">Owner: Learning &amp; Development Lead</text:p>
      <text:p text:style-name="Standard"/>
      <text:p text:style-name="Standard"/>
      <text:h text:style-name="P4" text:outline-level="2">Purpose</text:h>
      <text:p text:style-name="P5">Build AI literacy across the organization so employees understand responsibilities, risks, and approved tools when building or using AI solutions.</text:p>
      <text:h text:style-name="P6" text:outline-level="2">Scope</text:h>
      <text:p text:style-name="P5">Applies to all employees, contractors, and partners, with role-specific depth for engineering, product, compliance, sales, and support teams.</text:p>
      <text:list text:style-name="L1">
        <text:list-item>
          <text:p text:style-name="P7">Mandatory foundational training for all staff</text:p>
        </text:list-item>
        <text:list-item>
          <text:p text:style-name="P7">Role-specific modules (developers, data scientists, GRC, customer-facing teams)</text:p>
        </text:list-item>
        <text:list-item>
          <text:p text:style-name="P7">Annual refresher requirements</text:p>
        </text:list-item>
      </text:list>
      <text:h text:style-name="P6" text:outline-level="2">Definitions</text:h>
      <text:list text:style-name="L2">
        <text:list-item>
          <text:p text:style-name="P8">Learning Path: Sequence of modules tailored to a role (e.g., developer, product manager).</text:p>
        </text:list-item>
        <text:list-item>
          <text:p text:style-name="P8">Completion Tracking: System logging training status, dates, and assessments.</text:p>
        </text:list-item>
        <text:list-item>
          <text:p text:style-name="P8">Awareness Campaign: Communication initiative reinforcing policy updates or emerging risks.</text:p>
        </text:list-item>
      </text:list>
      <text:h text:style-name="P6" text:outline-level="2">Policy</text:h>
      <text:p text:style-name="P5">Employees must complete foundational AI literacy training within 30 days of onboarding and role-specific curricula within 60 days of assignment. Annual refresher modules are mandatory. Completion status must feed the governance dashboard.</text:p>
      <text:h text:style-name="P6" text:outline-level="2">Roles and Responsibilities</text:h>
      <text:p text:style-name="P5">Learning &amp; Development designs curricula and tracks completion. Responsible AI supplies content on ethics and governance. Managers enforce participation. HR integrates training into onboarding/offboarding workflows.</text:p>
      <text:h text:style-name="P6" text:outline-level="2"><text:soft-page-break/>Procedures</text:h>
      <text:p text:style-name="P5">Training program must include:</text:p>
      <text:list text:style-name="L3">
        <text:list-item>
          <text:p text:style-name="P9">Foundational module covering AI basics, governance policies, acceptable use.</text:p>
        </text:list-item>
        <text:list-item>
          <text:p text:style-name="P9">Role-based courses (developers: secure coding; product: transparency; GRC: regulation).</text:p>
        </text:list-item>
        <text:list-item>
          <text:p text:style-name="P9">Assessments to validate comprehension; passing score ≥ 80%.</text:p>
        </text:list-item>
        <text:list-item>
          <text:p text:style-name="P9">Awareness campaigns for significant policy or regulatory changes.</text:p>
        </text:list-item>
        <text:list-item>
          <text:p text:style-name="P9">Reporting dashboards for leadership with completion and overdue metrics.</text:p>
        </text:list-item>
      </text:list>
      <text:h text:style-name="P6" text:outline-level="2">Exceptions</text:h>
      <text:p text:style-name="P5">Temporary waivers may be granted for short-term contractors (≤ 30 days) with limited system access, provided they receive condensed acceptable use briefings.</text:p>
      <text:h text:style-name="P6" text:outline-level="2">Review Cadence</text:h>
      <text:p text:style-name="P5">Curricula reviewed biannually to incorporate new regulations, technologies, and incident learnings.</text:p>
      <text:h text:style-name="P6" text:outline-level="2">References</text:h>
      <text:list text:style-name="L4">
        <text:list-item>
          <text:p text:style-name="P10">NIST AI RMF Govern function (AI culture and risk management)</text:p>
        </text:list-item>
        <text:list-item>
          <text:p text:style-name="P10">ISO/IEC 42001:2023 Clause 7.2 (Competence)</text:p>
        </text:list-item>
        <text:list-item>
          <text:p text:style-name="P10">Internal documents: AI Training Catalog, Learning Management SOP, Awareness Campaign Pla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29:14.619065000</meta:creation-date>
    <dc:date>2026-01-30T22:29:57.135135000</dc:date>
    <meta:editing-duration>PT42S</meta:editing-duration>
    <meta:editing-cycles>1</meta:editing-cycles>
    <meta:document-statistic meta:table-count="0" meta:image-count="0" meta:object-count="0" meta:page-count="2" meta:paragraph-count="33" meta:word-count="295" meta:character-count="2226" meta:non-whitespace-character-count="1978"/>
    <meta:generator>LibreOffice/25.2.7.2$MacOSX_AARCH64 LibreOffice_project/5cbfd1ab6520636bb5f7b99185aa69bd7456825d</meta:generator>
  </office:meta>
</office:document-meta>
</file>